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FD174B57119970E26.png" manifest:media-type="image/png"/>
  <manifest:file-entry manifest:full-path="Pictures/100000010000002100000015A20C053178B78D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4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5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.111in" style:contextual-spacing="false"/>
      <style:text-properties officeooo:paragraph-rsid="001b9d67"/>
    </style:style>
    <style:style style:name="P19" style:family="paragraph" style:parent-style-name="Frame_20_contents">
      <style:paragraph-properties fo:margin-top="0in" fo:margin-bottom="0.111in" style:contextual-spacing="false"/>
    </style:style>
    <style:style style:name="P20" style:family="paragraph" style:parent-style-name="List_20_Paragraph" style:list-style-name="WWNum1">
      <style:text-properties officeooo:paragraph-rsid="001585fa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  <style:text-properties officeooo:rsid="001de509" officeooo:paragraph-rsid="001de509"/>
    </style:style>
    <style:style style:name="P31" style:family="paragraph" style:parent-style-name="List_20_Paragraph" style:list-style-name="WWNum1">
      <style:text-properties officeooo:rsid="001ec716" officeooo:paragraph-rsid="001ec716"/>
    </style:style>
    <style:style style:name="P32" style:family="paragraph">
      <loext:graphic-properties draw:fill="none"/>
      <style:paragraph-properties fo:text-align="start"/>
    </style:style>
    <style:style style:name="P33" style:family="paragraph">
      <loext:graphic-properties draw:fill="none"/>
      <style:paragraph-properties fo:text-align="start"/>
      <style:text-properties fo:font-size="18pt"/>
    </style:style>
    <style:style style:name="P34" style:family="paragraph">
      <loext:graphic-properties draw:fill="solid" draw:fill-color="#ffffff"/>
      <style:paragraph-properties fo:text-align="start"/>
    </style:style>
    <style:style style:name="P35" style:family="paragraph">
      <loext:graphic-properties draw:fill="solid" draw:fill-color="#323232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P39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bf596" style:font-size-asian="16pt" style:font-weight-asian="normal" style:font-size-complex="16pt"/>
    </style:style>
    <style:style style:name="T3" style:family="text">
      <style:text-properties fo:color="#000000" loext:opacity="100%" style:font-name="Radian" fo:font-size="16pt" fo:font-weight="350" officeooo:rsid="001e576b" style:font-size-asian="16pt" style:font-weight-asian="normal" style:font-size-complex="16pt"/>
    </style:style>
    <style:style style:name="T4" style:family="text">
      <style:text-properties fo:color="#000000" loext:opacity="100%" style:font-name="Radian" fo:font-size="16pt" fo:font-weight="350" officeooo:rsid="001eac95" style:font-size-asian="16pt" style:font-weight-asian="normal" style:font-size-complex="16pt"/>
    </style:style>
    <style:style style:name="T5" style:family="text">
      <style:text-properties fo:color="#000000" loext:opacity="100%" style:font-name="Radian" fo:font-size="16pt" fo:font-weight="350" officeooo:rsid="001fb871" style:font-size-asian="16pt" style:font-weight-asian="normal" style:font-size-complex="16pt"/>
    </style:style>
    <style:style style:name="T6" style:family="text">
      <style:text-properties fo:color="#000000" loext:opacity="100%" style:font-name="Radian" fo:font-size="16pt" fo:font-weight="350" officeooo:rsid="0020096d" style:font-size-asian="16pt" style:font-weight-asian="normal" style:font-size-complex="16pt"/>
    </style:style>
    <style:style style:name="T7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8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9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ize="12pt" fo:font-style="normal" fo:font-weight="normal" officeooo:rsid="001de509" style:font-size-asian="12pt" style:font-style-asian="normal" style:font-weight-asian="normal" style:font-size-complex="12pt" style:font-weight-complex="bold"/>
    </style:style>
    <style:style style:name="T11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12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13" style:family="text">
      <style:text-properties style:font-name="Radian" fo:font-size="12pt" fo:font-style="normal" officeooo:rsid="001de509" style:font-size-asian="12pt" style:font-style-asian="normal" style:font-weight-asian="normal" style:font-size-complex="12pt" style:font-weight-complex="bold"/>
    </style:style>
    <style:style style:name="T14" style:family="text">
      <style:text-properties style:font-name="Radian" fo:font-size="12pt" fo:font-style="normal" officeooo:rsid="001de509" style:font-size-asian="12pt" style:font-style-asian="normal" style:font-weight-asian="normal" style:font-size-complex="12pt"/>
    </style:style>
    <style:style style:name="T15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16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7" style:family="text">
      <style:text-properties style:font-name="Radian" fo:font-style="normal" fo:font-weight="normal" style:font-style-asian="normal" style:font-weight-asian="normal" style:font-weight-complex="bold"/>
    </style:style>
    <style:style style:name="T18" style:family="text">
      <style:text-properties style:font-name="Radian" fo:font-style="normal" style:font-style-asian="normal" style:font-weight-asian="normal"/>
    </style:style>
    <style:style style:name="T19" style:family="text">
      <style:text-properties style:font-name="Radian" fo:font-style="normal" fo:font-weight="350" style:font-style-asian="normal" style:font-weight-asian="normal"/>
    </style:style>
    <style:style style:name="T20" style:family="text">
      <style:text-properties fo:color="#ffffff" loext:opacity="100%" style:font-name="Radian"/>
    </style:style>
    <style:style style:name="T21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22" style:family="text">
      <style:text-properties fo:color="#ffffff" loext:opacity="100%" style:font-name="Radian" fo:font-style="normal" fo:font-weight="350" style:font-style-asian="normal" style:font-weight-asian="normal"/>
    </style:style>
    <style:style style:name="T23" style:family="text">
      <style:text-properties fo:color="#ffffff" loext:opacity="100%" style:font-name="Radian" fo:font-style="normal" fo:font-weight="350" officeooo:rsid="001d3e81" style:font-style-asian="normal" style:font-weight-asian="normal"/>
    </style:style>
    <style:style style:name="T24" style:family="text">
      <style:text-properties fo:color="#ffffff" loext:opacity="100%" style:font-name="Radian" fo:font-style="normal" fo:font-weight="normal" officeooo:rsid="001d3e81" style:font-style-asian="normal" style:font-weight-asian="normal"/>
    </style:style>
    <style:style style:name="T25" style:family="text">
      <style:text-properties fo:color="#ffffff" loext:opacity="100%" style:font-name="Radian" fo:font-weight="350" style:font-weight-asian="normal"/>
    </style:style>
    <style:style style:name="T26" style:family="text">
      <style:text-properties fo:color="#ffffff" loext:opacity="100%" style:font-name="Radian" fo:font-weight="350" officeooo:rsid="001314aa" style:font-weight-asian="normal"/>
    </style:style>
    <style:style style:name="T27" style:family="text">
      <style:text-properties fo:color="#ffffff" loext:opacity="100%" style:font-name="Radian" officeooo:rsid="001b9d67"/>
    </style:style>
    <style:style style:name="T28" style:family="text">
      <style:text-properties style:font-name="Radian Light" fo:font-size="18pt" style:font-size-asian="18pt" style:font-size-complex="18pt"/>
    </style:style>
    <style:style style:name="T29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6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11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12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6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6" draw:text-style-name="P39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5" draw:text-style-name="P36" svg:width="6.6039in" svg:height="1.2421in" svg:x="0in" svg:y="-0.2071in"><text:p text:style-name="P3">WESTON <text:s/>P. GREENE</text:p><text:p text:style-name="P12"><text:span text:style-name="T6">Software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Rectangle 224" draw:style-name="gr24" draw:text-style-name="P37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4" draw:name="Shape4" draw:style-name="gr23" draw:text-style-name="P32" svg:width="2.5941in" svg:height="1.628in" svg:x="-0.6311in" svg:y="5.4555in"><text:list xml:id="list3090578246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20"><text:span text:style-name="T26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Shape5" draw:style-name="gr22" draw:text-style-name="P35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Shape6" draw:style-name="gr6" draw:text-style-name="P34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char" draw:z-index="9" draw:name="Picture 208" draw:style-name="gr19" draw:text-style-name="P33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draw:custom-shape text:anchor-type="char" draw:z-index="11" draw:name="Shape8" draw:style-name="gr17" draw:text-style-name="P32" svg:width="2.2717in" svg:height="1.1295in" svg:x="-0.3772in" svg:y="3.4374in"><text:p text:style-name="P14">North Carolina State</text:p><text:p text:style-name="P14">University</text:p><text:p text:style-name="P13">Raleigh, NC</text:p><text:p text:style-name="P13">Bachelor of Computer Science</text:p><text:p text:style-name="P16"><text:span text:style-name="T25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6" draw:name="Shape9" draw:style-name="gr7" draw:text-style-name="P35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7" draw:name="Shape10" draw:style-name="gr6" draw:text-style-name="P34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8" draw:name="Shape11" draw:style-name="gr6" draw:text-style-name="P34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9" draw:name="Shape12" draw:style-name="gr2"><draw:frame draw:name="Picture 12" draw:style-name="gr3" draw:text-style-name="P33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5" draw:text-style-name="P32" svg:width="2.176in" svg:height="0.2976in" svg:x="-0.2217in" svg:y="1.0811in"><text:p text:style-name="P17"><text:span text:style-name="T20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0" draw:name="Shape13" draw:style-name="gr2"><draw:frame draw:name="Picture 16" draw:style-name="gr3" draw:text-style-name="P33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4" draw:text-style-name="P32" svg:width="2.2213in" svg:height="0.2976in" svg:x="-0.2252in" svg:y="1.3945in"><text:p text:style-name="P17"><text:span text:style-name="T20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1" draw:name="Shape14" draw:style-name="gr2"><draw:frame draw:name="Picture 19" draw:style-name="gr3" draw:text-style-name="P33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4" draw:text-style-name="P32" svg:width="2.2213in" svg:height="0.2976in" svg:x="-0.2252in" svg:y="1.7075in"><text:p text:style-name="P17"><text:span text:style-name="T20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text:anchor-type="char" draw:z-index="22" draw:name="Shape15" draw:style-name="gr2"><draw:frame draw:name="Picture 22" draw:style-name="gr3" draw:text-style-name="P33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4" draw:text-style-name="P32" svg:width="2.2213in" svg:height="0.2976in" svg:x="-0.2252in" svg:y="2.0118in"><text:p text:style-name="P18"><text:span text:style-name="T27">westonpgreene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5"><draw:custom-shape text:anchor-type="char" draw:z-index="23" draw:name="Shape1" draw:style-name="gr1" draw:text-style-name="P32" svg:width="1.4094in" svg:height="0.5205in" svg:x="-0.639in" svg:y="4.4181in"><text:p text:style-name="P17"><text:span text:style-name="T21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Shape3" draw:style-name="gr21" draw:text-style-name="P32" svg:width="2.1378in" svg:height="0.5949in" svg:x="-0.6256in" svg:y="2.3972in"><text:p text:style-name="P17"><text:span text:style-name="T21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Shape2" draw:style-name="gr20" draw:text-style-name="P32" svg:width="1.8886in" svg:height="0.5906in" svg:x="-0.6409in" svg:y="0.011in"><text:p text:style-name="P17"><text:span text:style-name="T21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Shape16" draw:style-name="gr22" draw:text-style-name="P35" svg:width="2.4996in" svg:height="0.0071in" svg:x="-0.6409in" svg:y="0.6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0" draw:name="Text Box 2" draw:style-name="gr18" draw:text-style-name="P36" svg:width="2.8587in" svg:height="0.5224in" svg:x="-0.761in" svg:y="6.8264in"><text:p text:style-name="P19"><text:span text:style-name="T21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2" draw:name="Rectangle 3" draw:style-name="gr16" draw:text-style-name="P38" svg:width="2.4996in" svg:height="0.0094in" svg:x="-0.648in" svg:y="7.38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Rectangle 7" draw:style-name="gr15" draw:text-style-name="P37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4" draw:name="Text Box 2" draw:style-name="gr14" draw:text-style-name="P36" svg:width="2.7295in" svg:height="1.1358in" svg:x="-0.7252in" svg:y="7.5425in"><text:list xml:id="list3090578246" text:style-name="WWNum1"><text:list-item><text:p text:style-name="P23">REST API Development</text:p></text:list-item><text:list-item><text:p text:style-name="P24"><text:span text:style-name="T18">Cloud Infrastructure (</text:span><text:span text:style-name="T17">AWS</text:span><text:span text:style-name="T18">)</text:span></text:p></text:list-item><text:list-item><text:p text:style-name="P24"><text:span text:style-name="T18">Containerization (</text:span><text:span text:style-name="T17">Docker</text:span><text:span text:style-name="T18">)</text:span></text:p></text:list-item><text:list-item><text:p text:style-name="P25"><text:span text:style-name="T19">Version Control (</text:span><text:span text:style-name="T17">Git</text:span><text:span text:style-name="T19">)</text:span></text:p></text:list-item><text:list-item><text:p text:style-name="P31"><text:span text:style-name="T23">M</text:span><text:span text:style-name="T22">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5" draw:name="Group 222" draw:style-name="gr8"><draw:g draw:style-name="gr9"><draw:custom-shape draw:style-name="gr10" draw:text-style-name="P32" svg:width="2.0287in" svg:height="0.4539in" svg:x="2.5925in" svg:y="0.0417in"><text:p text:style-name="P17"><text:span text:style-name="T28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34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11">Collaborated within a large, agile team to </text:span><text:span text:style-name="T8">develop</text:span><text:span text:style-name="T11"> and </text:span><text:span text:style-name="T9">showcase</text:span><text:span text:style-name="T11"> the end-to-end functionality of a developer-first microservice dashboard built using </text:span><text:span text:style-name="T9">React</text:span><text:span text:style-name="T12"> </text:span><text:span text:style-name="T11">and </text:span><text:span text:style-name="T9">Typescript</text:span></text:p></text:list-item><text:list-item><text:p text:style-name="P26"><text:span text:style-name="T11">Streamlined and improved upon the functionality of several large internal microservices through extensive use of </text:span><text:span text:style-name="T9">Java</text:span></text:p></text:list-item><text:list-item><text:p text:style-name="P26"><text:span text:style-name="T11">Migrated and expanded the infrastructure of several large apps and services to a cloud-native stack using </text:span><text:span text:style-name="T9">AWS</text:span><text:span text:style-name="T12"> </text:span><text:span text:style-name="T11">services such as</text:span><text:span text:style-name="T12"> </text:span><text:span text:style-name="T9">DynamoDB</text:span><text:span text:style-name="T11">,</text:span><text:span text:style-name="T12"> </text:span><text:span text:style-name="T9">RDS</text:span><text:span text:style-name="T11">, and </text:span><text:span text:style-name="T9">ECS</text:span></text:p></text:list-item><text:list-item><text:p text:style-name="P26"><text:span text:style-name="T11">Worked diligently within the </text:span><text:span text:style-name="T7">Software Development Life Cycle (SDLC)</text:span><text:span text:style-name="T11"> and communicated technical details and documentation across several platforms using </text:span><text:span text:style-name="T9">Jira</text:span><text:span text:style-name="T12"> </text:span><text:span text:style-name="T11">and </text:span><text:span text:style-name="T9">Confluence</text:span></text:p></text:list-item></text:list><text:p text:style-name="P4"/><text:p text:style-name="P9">Lead Web Developer</text:p><text:p text:style-name="P8">EcoPRT @ NC State</text:p><text:p text:style-name="P5">May 2021 – <text:span text:style-name="T29">current</text:span></text:p><text:list text:style-name="WWNum4"><text:list-item><text:p text:style-name="P27"><text:span text:style-name="T11">Assumed responsibility for implementing the main website redesign for the EcoPRT </text:span><text:span text:style-name="T14">autonomous vehicle</text:span><text:span text:style-name="T11"> laboratory, built using </text:span><text:span text:style-name="T9">Vue </text:span><text:span text:style-name="T13">and</text:span><text:span text:style-name="T10"> Typescript</text:span></text:p></text:list-item><text:list-item><text:p text:style-name="P29"><text:span text:style-name="T15">Oversaw creation and incentivizing adoption of a 3D model dashboard used for visualizing changes to the vehicle, built using </text:span><text:span text:style-name="T9">Vue</text:span><text:span text:style-name="T16">, </text:span><text:span text:style-name="T9">Flask</text:span><text:span text:style-name="T16">, </text:span><text:span text:style-name="T15">and </text:span><text:span text:style-name="T9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9"><draw:custom-shape draw:style-name="gr12" draw:text-style-name="P34" svg:width="1.4961in" svg:height="0.4531in" svg:x="2.5925in" svg:y="6.5425in"><text:p text:style-name="P17"><text:span text:style-name="T28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34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11">Transitioned from the previous WordPress domain to a fully featured custom web application built using </text:span><text:span text:style-name="T9">Vue</text:span><text:span text:style-name="T12"> </text:span><text:span text:style-name="T11">and </text:span><text:span text:style-name="T9">Node.js</text:span></text:p></text:list-item><text:list-item><text:p text:style-name="P30"><text:span text:style-name="T16">Lead deployment of the web app using </text:span><text:span text:style-name="T9">GitHub Actions </text:span><text:span text:style-name="T16">and</text:span><text:span text:style-name="T9"> Google App Engine, </text:span><text:span text:style-name="T16">along with container orchestration using </text:span><text:span text:style-name="T9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10-11T04:03:02.460827580</dc:date>
    <meta:editing-cycles>34</meta:editing-cycles>
    <dc:title>WESTON P. GREENE</dc:title>
    <meta:editing-duration>PT1H12M13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61" meta:character-count="1757" meta:non-whitespace-character-count="1557"/>
    <meta:user-defined meta:name="AppVersion">15.0000</meta:user-defined>
    <meta:template xlink:type="simple" xlink:actuate="onRequest" xlink:title="Normal" xlink:href=""/>
  </office:meta>
</office:document-meta>
</file>